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application/x-openoffice-wmf;windows_formatname=&quot;Image WMF&quot;"/>
  <manifest:file-entry manifest:full-path="ObjectReplacements/Object 1" manifest:media-type="application/x-openoffice-wmf;windows_formatname=&quot;Image WMF&quot;"/>
  <manifest:file-entry manifest:full-path="ObjectReplacements/Object 4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Object 4" manifest:media-type="application/vnd.sun.star.oleobject"/>
  <manifest:file-entry manifest:full-path="Object 2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:-liga" svg:font-family="Calibri:-liga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6e425" officeooo:paragraph-rsid="0006e425"/>
    </style:style>
    <style:style style:name="P2" style:family="paragraph" style:parent-style-name="Standard">
      <style:paragraph-properties fo:text-align="start" style:justify-single-word="false"/>
      <style:text-properties officeooo:rsid="0008579c" officeooo:paragraph-rsid="0008579c"/>
    </style:style>
    <style:style style:name="P3" style:family="paragraph" style:parent-style-name="Standard">
      <style:text-properties officeooo:rsid="00093672" officeooo:paragraph-rsid="00093672"/>
    </style:style>
    <style:style style:name="P4" style:family="paragraph" style:parent-style-name="Standard">
      <style:text-properties officeooo:rsid="000acf3e" officeooo:paragraph-rsid="000acf3e"/>
    </style:style>
    <style:style style:name="P5" style:family="paragraph" style:parent-style-name="Text_20_body">
      <style:text-properties officeooo:rsid="00093672" officeooo:paragraph-rsid="00093672"/>
    </style:style>
    <style:style style:name="T1" style:family="text">
      <style:text-properties officeooo:rsid="0006e425"/>
    </style:style>
    <style:style style:name="T2" style:family="text">
      <style:text-properties officeooo:rsid="000e5afd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 draw:visible-area-top="0cm" draw:visible-area-width="2.081cm" draw:visible-area-height="1.27cm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 draw:visible-area-top="0cm" draw:visible-area-width="5.609cm" draw:visible-area-height="2.046cm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 draw:visible-area-top="0cm" draw:visible-area-width="5.926cm" draw:visible-area-height="1.905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resnel Material</text:h>
      <text:h text:style-name="Heading_20_3" text:outline-level="3"><text:span text:style-name="T2">Polarization state</text:span></text:h>
      <text:p text:style-name="P2">vectors</text:p>
      <text:p text:style-name="P3"><draw:frame draw:style-name="fr3" draw:name="Object1" text:anchor-type="paragraph" svg:x="3.448cm" svg:y="0.111cm" svg:width="5.927cm" svg:height="1.905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see also vec3d findOrtho</text:p>
      <text:p text:style-name="P1"/>
      <text:p text:style-name="Text_20_body">Photon <text:span text:style-name="T1">energy</text:span></text:p>
      <text:p text:style-name="P5">phase arbitrary </text:p>
      <text:p text:style-name="Text_20_body"><draw:frame draw:style-name="fr2" draw:name="Object4" text:anchor-type="paragraph" svg:x="3.448cm" svg:y="0.111cm" svg:width="5.609cm" svg:height="2.046cm" draw:z-index="2"><draw:object-ole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4"><draw:frame draw:style-name="fr1" draw:name="Object2" text:anchor-type="paragraph" svg:x="3.448cm" svg:y="0.145cm" svg:width="2.081cm" svg:height="1.27cm" draw:z-index="1"><draw:object-ole xlink:href="./Object 2" xlink:type="simple" xlink:show="embed" xlink:actuate="onLoad"/><draw:image xlink:href="./ObjectReplacements/Object 2" xlink:type="simple" xlink:show="embed" xlink:actuate="onLoad"/><svg:desc>OLE-object</svg:desc></draw:frame>2 value per photon</text:p>
      <text:p text:style-name="P4"/>
      <text:p text:style-name="P4"/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:-liga" svg:font-family="Calibri:-liga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:-liga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:-liga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:-liga" fo:font-family="Calibri:-liga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:-liga" fo:font-family="Calibri:-liga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:-liga" fo:font-family="Calibri:-liga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:-liga" fo:font-family="Calibri:-liga"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8T10:51:23.321000000</meta:creation-date>
    <dc:date>2020-09-08T13:14:54.675000000</dc:date>
    <meta:editing-duration>PT1H12M39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3" meta:page-count="1" meta:paragraph-count="7" meta:word-count="17" meta:character-count="112" meta:non-whitespace-character-count="101"/>
  </office:meta>
</office:document-meta>
</file>